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color="#000000" fo:font-size="14pt" style:font-size-asian="14pt" style:font-size-complex="14pt"/>
    </style:style>
    <style:style style:name="P3" style:family="paragraph" style:parent-style-name="Standard">
      <style:paragraph-properties style:text-autospace="none"/>
      <style:text-properties fo:color="#000096"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96"/>
    </style:style>
    <style:style style:name="T3" style:family="text">
      <style:text-properties fo:color="#f5844c"/>
    </style:style>
    <style:style style:name="T4" style:family="text">
      <style:text-properties fo:color="#ff8040"/>
    </style:style>
    <style:style style:name="T5" style:family="text">
      <style:text-properties fo:color="#993300"/>
    </style:style>
    <style:style style:name="T6" style:family="text">
      <style:text-properties fo:color="#000000" fo:background-color="#ffff00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fo:background-color="#ffff00"/>
    </style:style>
    <style:style style:name="T9" style:family="text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<text:s text:c="2"/></text:span><text:span text:style-name="T2">&lt;elementSpec</text:span><text:span text:style-name="T3"> ident</text:span><text:span text:style-name="T4">=</text:span><text:span text:style-name="T5">"moduleSpec"</text:span><text:span text:style-name="T3"> module</text:span><text:span text:style-name="T4">=</text:span><text:span text:style-name="T5">"tagdocs"</text:span><text:span text:style-name="T2">&gt;</text:span></text:p>
      <text:p text:style-name="P2"/>
      <text:p text:style-name="P1"><text:span text:style-name="T2">&lt;desc&gt;</text:span><text:span text:style-name="T1">documents the structure, content, and purpose of a single</text:span></text:p>
      <text:p text:style-name="P1"><text:span text:style-name="T1">module, i.e. a named and </text:span><text:span text:style-name="T6">externally visible</text:span><text:span text:style-name="T1"> group of declarations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記錄單一模組的結構、內容、以及用途，例如：一個</text:span><text:span text:style-name="T7">已</text:span><text:span text:style-name="T1">命名且</text:span><text:span text:style-name="T6">外部明確</text:span><text:span text:style-name="T1">的宣告組。</text:span><text:span text:style-name="T2">&lt;/desc&gt;</text:span></text:p>
      <text:p text:style-name="P2"><text:s text:c="2"/></text:p>
      <text:p text:style-name="P2"><text:s text:c="2"/></text:p>
      <text:p text:style-name="P1"><text:span text:style-name="T1"><text:s text:c="2"/></text:span><text:span text:style-name="T2">&lt;attList&gt;</text:span><text:span text:style-name="T1"> <text:s/>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type"</text:span><text:span text:style-name="T3"> usage</text:span><text:span text:style-name="T4">=</text:span><text:span text:style-name="T5">"opt"</text:span><text:span text:style-name="T2">&gt;</text:span></text:p>
      <text:p text:style-name="P2"><text:tab/></text:p>
      <text:p text:style-name="P1"><text:span text:style-name="T1"><text:tab/></text:span><text:span text:style-name="T2">&lt;desc&gt;</text:span><text:span text:style-name="T1">type of module to be generated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建立的模組類型</text:span><text:span text:style-name="T2">&lt;/desc&gt;</text:span></text:p>
      <text:p text:style-name="P1"><text:span text:style-name="T1"><text:s text:c="6"/></text:span><text:span text:style-name="T2">&lt;valDesc&gt;</text:span><text:span text:style-name="T1">A closed set of keywords yet to be defined</text:span><text:span text:style-name="T2">&lt;/valDesc&gt;&lt;val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仍須被定義的封閉式關鍵字組</text:span><text:span text:style-name="T2">&lt;/valDesc&gt;</text:span></text:p>
      <text:p text:style-name="P1"><text:span text:style-name="T1"><text:s text:c="4"/></text:span><text:span text:style-name="T2">&lt;/attDef&gt;</text:span></text:p>
      <text:p text:style-name="P1"><text:span text:style-name="T1"><text:s text:c="2"/></text:span><text:span text:style-name="T2">&lt;/attList&gt;</text:span></text:p>
      <text:p text:style-name="P3">&lt;/elementSpec&gt;</text:p>
      <text:p text:style-name="P3"/>
      <text:p text:style-name="P3"/>
      <text:p text:style-name="P3"/>
      <text:p text:style-name="P3"/>
      <text:p text:style-name="P1"><text:span text:style-name="T1"><text:s text:c="2"/></text:span><text:span text:style-name="T2">&lt;elementSpec</text:span><text:span text:style-name="T3"> xmlns:rng</text:span><text:span text:style-name="T4">=</text:span><text:span text:style-name="T5">"http://relaxng.org/ns/structure/1.0"</text:span><text:span text:style-name="T3"> ident</text:span><text:span text:style-name="T4">=</text:span><text:span text:style-name="T5">"schemaSpec"</text:span><text:span text:style-name="T3"> module</text:span><text:span text:style-name="T4">=</text:span><text:span text:style-name="T5">"tagdocs"</text:span><text:span text:style-name="T2">&gt;</text:span></text:p>
      <text:p text:style-name="P1"><text:span text:style-name="T1"><text:s text:c="4"/></text:span><text:span text:style-name="T2">&lt;desc&gt;</text:span><text:span text:style-name="T1">generates a TEI-conformant schema and documentation for i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建立一個符合TEI標準的模型以及該模型文件。</text:span><text:span text:style-name="T2">&lt;/desc&gt;</text:span></text:p>
      <text:p text:style-name="P2"><text:s text:c="2"/></text:p>
      <text:p text:style-name="P1"><text:span text:style-name="T1"><text:s text:c="2"/></text:span><text:span text:style-name="T2">&lt;attList&gt;</text:span><text:span text:style-name="T1"> <text:s/>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start"</text:span><text:span text:style-name="T3"> usage</text:span><text:span text:style-name="T4">=</text:span><text:span text:style-name="T5">"opt"</text:span><text:span text:style-name="T2">&gt;</text:span></text:p>
      <text:p text:style-name="P2"><text:s text:c="6"/></text:p>
      <text:p text:style-name="P1"><text:span text:style-name="T1"><text:s text:c="6"/></text:span><text:span text:style-name="T2">&lt;desc&gt;</text:span><text:span text:style-name="T1">specifies entry points to the schema, i.e. which elements</text:span></text:p>
      <text:p text:style-name="P2"><text:s text:c="6"/>are allowed to be used as the root of documents conforming to</text:p>
      <text:p text:style-name="P1"><text:span text:style-name="T1"><text:s text:c="6"/>it. 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指出模型的首要條件，例如哪些元素可作為符合該模型標準的文件中的根元素。</text:span><text:span text:style-name="T2">&lt;/desc&gt;</text:span></text:p>
      <text:p text:style-name="P2"><text:s text:c="6"/></text:p>
      <text:p text:style-name="P2"><text:s text:c="6"/></text:p>
      <text:p text:style-name="P1"><text:span text:style-name="T1"><text:s text:c="4"/></text:span><text:span text:style-name="T2">&lt;/attDef&gt;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ns"</text:span><text:span text:style-name="T3"> usage</text:span><text:span text:style-name="T4">=</text:span><text:span text:style-name="T5">"opt"</text:span><text:span text:style-name="T2">&gt;</text:span></text:p>
      <text:p text:style-name="P2"><text:s text:c="6"/></text:p>
      <text:p text:style-name="P1"><text:span text:style-name="T1"><text:s text:c="6"/></text:span><text:span text:style-name="T2">&lt;desc&gt;</text:span><text:span text:style-name="T1">specifies the default namespace (if any) applicable to</text:span></text:p>
      <text:p text:style-name="P1"><text:span text:style-name="T1"><text:s text:c="8"/>components of the schema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指出適用於該模型元件的預設名稱空間(若有名稱空間)。</text:span><text:span text:style-name="T2">&lt;/desc&gt;</text:span></text:p>
      <text:p text:style-name="P2"><text:s text:c="6"/></text:p>
      <text:p text:style-name="P2"><text:s text:c="6"/></text:p>
      <text:p text:style-name="P1"><text:span text:style-name="T1"><text:s text:c="4"/></text:span><text:span text:style-name="T2">&lt;/attDef&gt;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prefix"</text:span><text:span text:style-name="T3"> usage</text:span><text:span text:style-name="T4">=</text:span><text:span text:style-name="T5">"opt"</text:span><text:span text:style-name="T2">&gt;</text:span></text:p>
      <text:p text:style-name="P2"><text:s text:c="6"/></text:p>
      <text:p text:style-name="P1"><text:span text:style-name="T1"><text:s text:c="6"/></text:span><text:span text:style-name="T2">&lt;desc&gt;</text:span><text:span text:style-name="T1">specifies a prefix which will be appended to all patterns</text:span></text:p>
      <text:p text:style-name="P2"><text:s text:c="6"/>relating to TEI elements. <text:span text:style-name="T8">This allows for external schemas to be mixed in</text:span></text:p>
      <text:p text:style-name="P2"><text:s text:c="6"/>which have elements of the same names as the TEI.</text:p>
      <text:p text:style-name="P1"><text:span text:style-name="T1"><text:s text:c="6"/>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指明一個附加在所有和TEI元素相關的模式中的前綴。</text:span><text:span text:style-name="T6">這使得外部模型可以和TEI結合</text:span><text:span text:style-name="T1">，這些外部模型具有和TEI元素名稱相同的元素。</text:span><text:span text:style-name="T2">&lt;/desc&gt;</text:span></text:p>
      <text:p text:style-name="P2"><text:s text:c="6"/></text:p>
      <text:p text:style-name="P2"><text:s text:c="6"/></text:p>
      <text:p text:style-name="P1"><text:span text:style-name="T1"><text:s text:c="4"/></text:span><text:span text:style-name="T2">&lt;/attDef&gt;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targetLang"</text:span><text:span text:style-name="T3"> usage</text:span><text:span text:style-name="T4">=</text:span><text:span text:style-name="T5">"opt"</text:span><text:span text:style-name="T2">&gt;</text:span></text:p>
      <text:p text:style-name="P2"><text:s text:c="6"/></text:p>
      <text:p text:style-name="P1"><text:span text:style-name="T1"><text:s text:c="6"/></text:span><text:span text:style-name="T2">&lt;desc&gt;</text:span><text:span text:style-name="T1">Where names for element or attribute</text:span></text:p>
      <text:p text:style-name="P2"><text:s text:c="6"/>are available</text:p>
      <text:p text:style-name="P2"><text:s text:c="6"/>in more than one language, specifies which language to</text:p>
      <text:p text:style-name="P1"><text:span text:style-name="T1"><text:s text:c="6"/>use when creating the objects in a schema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若元素或屬性名稱所使用的語言有一種以上，說明建立文件模</text:span><text:span text:style-name="T7">型</text:span><text:span text:style-name="T1">時要使用那一種語言。</text:span><text:span text:style-name="T2">&lt;/desc&gt;</text:span></text:p>
      <text:p text:style-name="P2"><text:s text:c="6"/></text:p>
      <text:p text:style-name="P1"><text:span text:style-name="T1"><text:s text:c="4"/></text:span><text:span text:style-name="T2">&lt;/attDef&gt;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docLang"</text:span><text:span text:style-name="T3"> usage</text:span><text:span text:style-name="T4">=</text:span><text:span text:style-name="T5">"opt"</text:span><text:span text:style-name="T2">&gt;</text:span></text:p>
      <text:p text:style-name="P2"><text:s text:c="6"/></text:p>
      <text:p text:style-name="P1"><text:span text:style-name="T1"><text:s text:c="6"/></text:span><text:span text:style-name="T2">&lt;desc&gt;</text:span><text:span text:style-name="T1">Where the descrition for an element, attribute, class or macro</text:span></text:p>
      <text:p text:style-name="P2"><text:s text:c="6"/>is available in more than one language, specifies which languages to</text:p>
      <text:p text:style-name="P1"><text:span text:style-name="T1"><text:s text:c="6"/>use when creating documentation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若元素、屬性、元素集或巨集指令描述所使用的語言有一種以上，說明建立文件時要使用那一種語言。</text:span><text:span text:style-name="T2">&lt;/desc&gt;</text:span></text:p>
      <text:p text:style-name="P2"><text:s text:c="6"/></text:p>
      <text:p text:style-name="P1"><text:span text:style-name="T1"><text:s text:c="4"/></text:span><text:span text:style-name="T2">&lt;/attDef&gt;</text:span></text:p>
      <text:p text:style-name="P1"><text:span text:style-name="T1"><text:s text:c="2"/></text:span><text:span text:style-name="T2">&lt;/attList&gt;</text:span></text:p>
      <text:p text:style-name="P3">&lt;/elementSpec<text:span text:style-name="T9">&gt;</text:span></text:p>
      <text:p text:style-name="P2"><text:s text:c="2"/></text:p>
      <text:p text:style-name="P2"/>
      <text:p text:style-name="P2"/>
      <text:p text:style-name="P1"><text:span text:style-name="T1"><text:s text:c="2"/></text:span></text:p>
      <text:p text:style-name="P1"><text:span text:style-name="T1"><text:s text:c="2"/></text:span><text:span text:style-name="T2">&lt;elementSpec</text:span><text:span text:style-name="T3"> xmlns:rng</text:span><text:span text:style-name="T4">=</text:span><text:span text:style-name="T5">"http://relaxng.org/ns/structure/1.0"</text:span><text:span text:style-name="T3"> ident</text:span><text:span text:style-name="T4">=</text:span><text:span text:style-name="T5">"classSpec"</text:span><text:span text:style-name="T3"> module</text:span><text:span text:style-name="T4">=</text:span><text:span text:style-name="T5">"tagdocs"</text:span><text:span text:style-name="T2">&gt;</text:span></text:p>
      <text:p text:style-name="P2"/>
      <text:p text:style-name="P1"><text:span text:style-name="T2">&lt;gloss/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/&gt;</text:span></text:p>
      <text:p text:style-name="P1"><text:span text:style-name="T2">&lt;desc&gt;</text:span><text:span text:style-name="T1">contains reference information for a TEI element class; </text:span></text:p>
      <text:p text:style-name="P2">that is a group of </text:p>
      <text:p text:style-name="P2"><text:s text:c="2"/>elements which appear together in <text:s/><text:span text:style-name="T8">content models</text:span>, or </text:p>
      <text:p text:style-name="P1"><text:span text:style-name="T1"><text:s text:c="2"/>which share some common attribute, or both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包含一個TEI元素集的參照資訊；元素集是一群在</text:span><text:span text:style-name="T6">內容模組</text:span><text:span text:style-name="T1">中同時出現、或共用某些屬性、或兩者皆包括的元素。</text:span><text:span text:style-name="T2">&lt;/desc&gt;</text:span></text:p>
      <text:p text:style-name="P2"><text:s text:c="2"/></text:p>
      <text:p text:style-name="P2"><text:s text:c="2"/></text:p>
      <text:p text:style-name="P1"><text:span text:style-name="T1"><text:s text:c="2"/></text:span><text:span text:style-name="T2">&lt;attList&gt;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type"</text:span><text:span text:style-name="T3"> usage</text:span><text:span text:style-name="T4">=</text:span><text:span text:style-name="T5">"req"</text:span><text:span text:style-name="T2">&gt;</text:span></text:p>
      <text:p text:style-name="P2"><text:tab/></text:p>
      <text:p text:style-name="P1"><text:span text:style-name="T1"><text:tab/></text:span><text:span text:style-name="T2">&lt;desc&gt;</text:span><text:span text:style-name="T1">indicates whether this is a model class or an attribute class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指出這是結構元素集或是屬性元素集。</text:span><text:span text:style-name="T2">&lt;/desc&gt;</text:span></text:p>
      <text:p text:style-name="P1"><text:span text:style-name="T1"><text:s text:c="6"/></text:span><text:span text:style-name="T2">&lt;valList</text:span><text:span text:style-name="T3"> type</text:span><text:span text:style-name="T4">=</text:span><text:span text:style-name="T5">"closed"</text:span><text:span text:style-name="T2">&gt;</text:span></text:p>
      <text:p text:style-name="P1"><text:span text:style-name="T1"><text:s text:c="8"/></text:span><text:span text:style-name="T2">&lt;valItem</text:span><text:span text:style-name="T3"> ident</text:span><text:span text:style-name="T4">=</text:span><text:span text:style-name="T5">"model"</text:span><text:span text:style-name="T2">&gt;</text:span></text:p>
      <text:p text:style-name="P2"><text:s text:c="10"/></text:p>
      <text:p text:style-name="P1"><text:span text:style-name="T1"><text:s text:c="10"/></text:span><text:span text:style-name="T2">&lt;desc&gt;</text:span><text:span text:style-name="T1">members of this class appear in the same <text:s/>content models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出現在相同的內容模組中</text:span><text:span text:style-name="T2">&lt;/desc&gt;</text:span></text:p>
      <text:p text:style-name="P1"><text:span text:style-name="T1"><text:s text:c="8"/></text:span><text:span text:style-name="T2">&lt;/valItem&gt;</text:span></text:p>
      <text:p text:style-name="P1"><text:span text:style-name="T1"><text:s text:c="8"/></text:span><text:span text:style-name="T2">&lt;valItem</text:span><text:span text:style-name="T3"> ident</text:span><text:span text:style-name="T4">=</text:span><text:span text:style-name="T5">"atts"</text:span><text:span text:style-name="T2">&gt;</text:span></text:p>
      <text:p text:style-name="P2"><text:s text:c="10"/></text:p>
      <text:p text:style-name="P1"><text:span text:style-name="T1"><text:s text:c="10"/></text:span><text:span text:style-name="T2">&lt;desc&gt;</text:span><text:span text:style-name="T1">members of this class share common attributes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有共用的屬性</text:span><text:span text:style-name="T2">&lt;/desc&gt;</text:span></text:p>
      <text:p text:style-name="P1"><text:span text:style-name="T1"><text:s text:c="8"/></text:span><text:span text:style-name="T2">&lt;/valItem&gt;</text:span></text:p>
      <text:p text:style-name="P1"><text:span text:style-name="T1"><text:s text:c="6"/></text:span><text:span text:style-name="T2">&lt;/valList&gt;</text:span></text:p>
      <text:p text:style-name="P1"><text:span text:style-name="T1"><text:s text:c="4"/></text:span><text:span text:style-name="T2">&lt;/attDef&gt;</text:span></text:p>
      <text:p text:style-name="P1"><text:span text:style-name="T1"><text:s text:c="4"/></text:span><text:span text:style-name="T2">&lt;attDef</text:span><text:span text:style-name="T3"> ident</text:span><text:span text:style-name="T4">=</text:span><text:span text:style-name="T5">"generate"</text:span><text:span text:style-name="T3"> usage</text:span><text:span text:style-name="T4">=</text:span><text:span text:style-name="T5">"opt"</text:span><text:span text:style-name="T2">&gt;</text:span></text:p>
      <text:p text:style-name="P1"><text:span text:style-name="T1"><text:tab/></text:span><text:span text:style-name="T2">&lt;desc&gt;</text:span><text:span text:style-name="T1">indicates which alternation and </text:span><text:span text:style-name="T6">sequence instantiations</text:span></text:p>
      <text:p text:style-name="P2"><text:tab/>of a model class should be created. By default, all variations</text:p>
      <text:p text:style-name="P1"><text:span text:style-name="T1"><text:tab/>are provided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說明應該建立結構元素集的哪些替換及</text:span><text:span text:style-name="T6">連續例證</text:span><text:span text:style-name="T1">。在預設的情形下，會提供所有的變數。</text:span><text:span text:style-name="T2">&lt;/desc&gt;</text:span></text:p>
      <text:p text:style-name="P2"><text:tab/></text:p>
      <text:p text:style-name="P1"><text:span text:style-name="T1"><text:tab/></text:span><text:span text:style-name="T2">&lt;valList</text:span><text:span text:style-name="T3"> type</text:span><text:span text:style-name="T4">=</text:span><text:span text:style-name="T5">"closed"</text:span><text:span text:style-name="T2">&gt;</text:span></text:p>
      <text:p text:style-name="P1"><text:span text:style-name="T1"><text:tab/> <text:s/></text:span><text:span text:style-name="T2">&lt;valItem</text:span><text:span text:style-name="T3"> ident</text:span><text:span text:style-name="T4">=</text:span><text:span text:style-name="T5">"alternation"</text:span><text:span text:style-name="T2">&gt;</text:span></text:p>
      <text:p text:style-name="P1"><text:span text:style-name="T1"><text:tab/> <text:s text:c="3"/></text:span><text:span text:style-name="T2">&lt;desc&gt;</text:span><text:span text:style-name="T1">members of the class are alternatives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是替換元素</text:span><text:span text:style-name="T2">&lt;/desc&gt;</text:span></text:p>
      <text:p text:style-name="P1"><text:span text:style-name="T1"><text:tab/> <text:s/></text:span><text:span text:style-name="T2">&lt;/valItem&gt;</text:span></text:p>
      <text:p text:style-name="P1"><text:span text:style-name="T1"><text:tab/> <text:s/></text:span><text:span text:style-name="T2">&lt;valItem</text:span><text:span text:style-name="T3"> ident</text:span><text:span text:style-name="T4">=</text:span><text:span text:style-name="T5">"sequence"</text:span><text:span text:style-name="T2">&gt;</text:span></text:p>
      <text:p text:style-name="P1"><text:span text:style-name="T1"><text:tab/> <text:s text:c="3"/></text:span><text:span text:style-name="T2">&lt;desc&gt;</text:span><text:span text:style-name="T1">members of the class are to be provided in sequence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會連續提供</text:span><text:span text:style-name="T2">&lt;/desc&gt;</text:span></text:p>
      <text:p text:style-name="P1"><text:span text:style-name="T1"><text:tab/> <text:s/></text:span><text:span text:style-name="T2">&lt;/valItem&gt;</text:span></text:p>
      <text:p text:style-name="P1"><text:span text:style-name="T1"><text:tab/> <text:s/></text:span><text:span text:style-name="T2">&lt;valItem</text:span><text:span text:style-name="T3"> ident</text:span><text:span text:style-name="T4">=</text:span><text:span text:style-name="T5">"sequenceOptional"</text:span><text:span text:style-name="T2">&gt;</text:span></text:p>
      <text:p text:style-name="P1"><text:span text:style-name="T1"><text:tab/> <text:s text:c="3"/></text:span><text:span text:style-name="T2">&lt;desc&gt;</text:span><text:span text:style-name="T1">members of the class may be provided, in sequence,</text:span></text:p>
      <text:p text:style-name="P1"><text:span text:style-name="T1"><text:tab/> <text:s text:c="5"/>but are optional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可連續提供，但非必須</text:span><text:span text:style-name="T2">&lt;/desc&gt;</text:span></text:p>
      <text:p text:style-name="P1"><text:span text:style-name="T1"><text:tab/> <text:s/></text:span><text:span text:style-name="T2">&lt;/valItem&gt;</text:span></text:p>
      <text:p text:style-name="P1"><text:span text:style-name="T1"><text:tab/> <text:s/></text:span><text:span text:style-name="T2">&lt;valItem</text:span><text:span text:style-name="T3"> ident</text:span><text:span text:style-name="T4">=</text:span><text:span text:style-name="T5">"sequenceOptionalRepeatable"</text:span><text:span text:style-name="T2">&gt;</text:span></text:p>
      <text:p text:style-name="P1"><text:span text:style-name="T1"><text:tab/> <text:s text:c="3"/></text:span><text:span text:style-name="T2">&lt;desc&gt;</text:span><text:span text:style-name="T1">members of the class may be provided one or more</text:span></text:p>
      <text:p text:style-name="P1"><text:span text:style-name="T1"><text:tab/> <text:s text:c="5"/>times, in sequence, but are optional. 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可一次或多次連續提供，但非必須</text:span><text:span text:style-name="T2">&lt;/desc&gt;</text:span></text:p>
      <text:p text:style-name="P1"><text:span text:style-name="T1"><text:tab/> <text:s/></text:span><text:span text:style-name="T2">&lt;/valItem&gt;</text:span></text:p>
      <text:p text:style-name="P1"><text:span text:style-name="T1"><text:tab/> <text:s/></text:span><text:span text:style-name="T2">&lt;valItem</text:span><text:span text:style-name="T3"> ident</text:span><text:span text:style-name="T4">=</text:span><text:span text:style-name="T5">"sequenceRepeatable"</text:span><text:span text:style-name="T2">&gt;</text:span></text:p>
      <text:p text:style-name="P1"><text:span text:style-name="T1"><text:tab/> <text:s text:c="3"/></text:span><text:span text:style-name="T2">&lt;desc&gt;</text:span><text:span text:style-name="T1">members of the class may be provided one or more times, in sequence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1">該元素集的元素可一次或多次連續提供</text:span><text:span text:style-name="T2">&lt;/desc&gt;</text:span></text:p>
      <text:p text:style-name="P1"><text:span text:style-name="T1"><text:tab/> <text:s/></text:span><text:span text:style-name="T2">&lt;/valItem&gt;</text:span></text:p>
      <text:p text:style-name="P1"><text:span text:style-name="T1"><text:s text:c="6"/></text:span><text:span text:style-name="T2">&lt;/valList&gt;</text:span></text:p>
      <text:p text:style-name="P1"><text:span text:style-name="T1"><text:s text:c="4"/></text:span><text:span text:style-name="T2">&lt;/attDef&gt;</text:span></text:p>
      <text:p text:style-name="P1"><text:span text:style-name="T1"><text:s text:c="2"/></text:span><text:span text:style-name="T2">&lt;/attList&gt;</text:span></text:p>
      <text:p text:style-name="P1"><text:span text:style-name="T1"><text:s text:c="2"/></text:span><text:span text:style-name="T2">&lt;/elementSpec&gt;</text:span></text:p>
      <text:p text:style-name="P2"/>
      <text:p text:style-name="P2"/>
      <text:p text:style-name="P2"/>
      <text:p text:style-name="P1"><text:span text:style-name="T1"><text:s text:c="2"/></text:span><text:span text:style-name="T2">&lt;elementSpec</text:span><text:span text:style-name="T3"> ident</text:span><text:span text:style-name="T4">=</text:span><text:span text:style-name="T5">"remarks"</text:span><text:span text:style-name="T3"> module</text:span><text:span text:style-name="T4">=</text:span><text:span text:style-name="T5">"tagdocs"</text:span><text:span text:style-name="T2">&gt;</text:span></text:p>
      <text:p text:style-name="P2"/>
      <text:p text:style-name="P1"><text:span text:style-name="T2">&lt;gloss/&gt;&lt;gloss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/&gt;</text:span></text:p>
      <text:p text:style-name="P1"><text:span text:style-name="T2">&lt;desc&gt;</text:span><text:span text:style-name="T1">contains any commentary or discussion about the usage of an</text:span></text:p>
      <text:p text:style-name="P2">element, attribute, class, or entity not otherwise documented within the</text:p>
      <text:p text:style-name="P1"><text:span text:style-name="T1">containing element.</text:span><text:span text:style-name="T2">&lt;/desc&gt;&lt;desc</text:span><text:span text:style-name="T3"> xml:lang</text:span><text:span text:style-name="T4">=</text:span><text:span text:style-name="T5">"zh-tw"</text:span><text:span text:style-name="T3"> notBefore</text:span><text:span text:style-name="T4">=</text:span><text:span text:style-name="T5">"2007-05-02"</text:span><text:span text:style-name="T2">&gt;</text:span><text:span text:style-name="T6">包含任何關於元素、屬性、元素集，或實體的使用的評論或討論，否則將沒有關於這些元素、屬性、元素集，或實體的紀錄。</text:span><text:span text:style-name="T2">&lt;/desc&gt;</text:span></text:p>
      <text:p text:style-name="P2"><text:s text:c="2"/></text:p>
      <text:p text:style-name="P2"><text:s text:c="2"/></text:p>
      <text:p text:style-name="P2"><text:s text:c="2"/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7-05-31T19:42:56</meta:creation-date>
    <dc:creator>Weining</dc:creator>
    <dc:date>2007-06-06T23:31:53</dc:date>
    <dc:language>en-US</dc:language>
    <meta:editing-cycles>18</meta:editing-cycles>
    <meta:editing-duration>PT1H18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9" meta:word-count="1008" meta:character-count="5420"/>
  </office:meta>
</office:document-meta>
</file>